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5.013cm" svg:y1="4.836cm" svg:x2="12.176cm" svg:y2="4.836cm" draw:start-shape="id1" draw:start-glue-point="10" draw:end-shape="id2" draw:end-glue-point="6" svg:d="m5013 4836h7163" svg:viewBox="0 0 716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" svg:viewBox="0 0 1 1">
          <text:p/>
        </draw:connector>
        <draw:line draw:style-name="gr2" draw:text-style-name="P1" draw:layer="layout" svg:x1="1cm" svg:y1="1cm" svg:x2="4.81cm" svg:y2="4.81cm">
          <text:p/>
        </draw:line>
        <draw:line draw:style-name="gr2" draw:text-style-name="P1" draw:layer="layout" svg:x1="1cm" svg:y1="8.62cm" svg:x2="4.81cm" svg:y2="4.81cm">
          <text:p/>
        </draw:line>
        <draw:custom-shape draw:style-name="gr4" draw:text-style-name="P1" draw:layer="layout" svg:width="5.361cm" svg:height="5.361cm" svg:x="2.142cm" svg:y="2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457cm" svg:height="0.457cm" svg:x="4.55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3cm" svg:y1="4.81cm" svg:x2="16.24cm" svg:y2="1cm">
          <text:p/>
        </draw:line>
        <draw:line draw:style-name="gr2" draw:text-style-name="P1" draw:layer="layout" svg:x1="12.43cm" svg:y1="4.81cm" svg:x2="16.24cm" svg:y2="8.62cm">
          <text:p/>
        </draw:line>
        <draw:custom-shape draw:style-name="gr4" draw:text-style-name="P1" draw:layer="layout" svg:width="5.361cm" svg:height="5.361cm" svg:x="9.736cm" svg:y="2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457cm" svg:height="0.457cm" svg:x="12.17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5.715cm" svg:height="1.774cm" svg:x="6.08cm" svg:y="3.286cm">
          <draw:text-box>
            <text:p><text:span text:style-name="T1">r = 48 P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9T12:21:42</meta:creation-date>
    <dc:date>2014-11-09T14:10:10</dc:date>
    <meta:editing-duration>PT2M16S</meta:editing-duration>
    <meta:editing-cycles>3</meta:editing-cycles>
    <meta:generator>LibreOffice/3.5$Linux_X86_64 LibreOffice_project/350m1$Build-2</meta:generator>
    <meta:document-statistic meta:object-count="12"/>
  </office:meta>
</office:document-meta>
</file>